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43869362CDCB16C60C8.jpg" manifest:media-type="image/jpeg"/>
  <manifest:file-entry manifest:full-path="Pictures/100000000000028000000100F9EC44604134F0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9cm, 0.223cm, 0.347cm, 0.21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45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cm" svg:height="7.299cm" svg:x="1.2cm" svg:y="8.1cm">
          <draw:image xlink:href="Pictures/100000000000028000000100F9EC44604134F0BE.jpg" xlink:type="simple" xlink:show="embed" xlink:actuate="onLoad">
            <text:p/>
          </draw:image>
        </draw:frame>
        <draw:frame draw:style-name="gr2" draw:text-style-name="P1" draw:layer="layout" svg:width="19.589cm" svg:height="8.114cm" svg:x="1.2cm" svg:y="1.085cm">
          <draw:image xlink:href="Pictures/10000000000008980000043869362CDCB16C60C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5T15:26:57.317805017</dc:date>
    <meta:editing-duration>PT3H13M21S</meta:editing-duration>
    <meta:editing-cycles>8</meta:editing-cycles>
    <meta:generator>LibreOffice/5.1.6.2$Linux_X86_64 LibreOffice_project/10m0$Build-2</meta:generator>
    <meta:document-statistic meta:object-count="2"/>
  </office:meta>
</office:document-meta>
</file>